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5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gma²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ussian</text:p>
          </table:table-cell>
          <table:table-cell table:style-name="ce2" table:formula="of:=1/SQRT(2*PI()*[.D4])*EXP(-0.5*([.D6]-[.D5])^2/[.D4])" office:value-type="float" office:value="0.120985362259572" calcext:value-type="float">
            <text:p>0.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(C)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(!C)</text:p>
          </table:table-cell>
          <table:table-cell office:value-type="float" office:value="0.999" calcext:value-type="float">
            <text:p>0.9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(POS|C)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(POS|!C)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_(C|POS)</text:p>
          </table:table-cell>
          <table:table-cell table:formula="of:=[.E13]*[.E15]" office:value-type="float" office:value="0.0008" calcext:value-type="float">
            <text:p>0.00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_(!C|POS)</text:p>
          </table:table-cell>
          <table:table-cell table:formula="of:=[.E14]*[.E16]" office:value-type="float" office:value="0.0999" calcext:value-type="float">
            <text:p>0.099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[.E18]+[.E17]" office:value-type="float" office:value="0.1007" calcext:value-type="float">
            <text:p>0.100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(A|B)</text:p>
          </table:table-cell>
          <table:table-cell table:style-name="ce1" table:formula="of:=[.E17]/[.E19]" office:value-type="float" office:value="0.00794438927507448" calcext:value-type="float">
            <text:p>0.007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00-00-00</text:date>, <text:time style:data-style-name="N2" text:time-value="20:01:09.592689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9:54:55.420926819</meta:creation-date>
    <meta:generator>LibreOffice/4.2.8.2$Linux_X86_64 LibreOffice_project/420m0$Build-2</meta:generator>
    <dc:date>2017-06-17T20:46:36.074271865</dc:date>
    <meta:editing-duration>PT46M59S</meta:editing-duration>
    <meta:editing-cycles>10</meta:editing-cycles>
    <meta:document-statistic meta:table-count="1" meta:cell-count="24" meta:object-count="0"/>
  </office:meta>
</office:document-meta>
</file>